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1+0.5*SIN([.C42])" office:value-type="float" office:value="1.02498958463534" calcext:value-type="float">
            <text:p>1.02498958463534</text:p>
          </table:table-cell>
          <table:table-cell table:formula="of:=0.5-0.5*COS([.C42])" office:value-type="float" office:value="0.000624869802516859" calcext:value-type="float">
            <text:p>0.00062486980251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formula="of:=1+0.5*SIN([.C43])" office:value-type="float" office:value="1.04991670832341" calcext:value-type="float">
            <text:p>1.04991670832341</text:p>
          </table:table-cell>
          <table:table-cell table:formula="of:=0.5-0.5*COS([.C43])" office:value-type="float" office:value="0.00249791736098709" calcext:value-type="float">
            <text:p>0.00249791736098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1+0.5*SIN([.C44])" office:value-type="float" office:value="1.0747190662368" calcext:value-type="float">
            <text:p>1.0747190662368</text:p>
          </table:table-cell>
          <table:table-cell table:formula="of:=0.5-0.5*COS([.C44])" office:value-type="float" office:value="0.00561446103197888" calcext:value-type="float">
            <text:p>0.00561446103197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formula="of:=1+0.5*SIN([.C45])" office:value-type="float" office:value="1.09933466539753" calcext:value-type="float">
            <text:p>1.09933466539753</text:p>
          </table:table-cell>
          <table:table-cell table:formula="of:=0.5-0.5*COS([.C45])" office:value-type="float" office:value="0.00996671107937919" calcext:value-type="float">
            <text:p>0.00996671107937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1+0.5*SIN([.C46])" office:value-type="float" office:value="1.12370197962726" calcext:value-type="float">
            <text:p>1.12370197962726</text:p>
          </table:table-cell>
          <table:table-cell table:formula="of:=0.5-0.5*COS([.C46])" office:value-type="float" office:value="0.0155437891446776" calcext:value-type="float">
            <text:p>0.01554378914467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1+0.5*SIN([.C47])" office:value-type="float" office:value="1.14776010333067" calcext:value-type="float">
            <text:p>1.14776010333067</text:p>
          </table:table-cell>
          <table:table-cell table:formula="of:=0.5-0.5*COS([.C47])" office:value-type="float" office:value="0.022331755437197" calcext:value-type="float">
            <text:p>0.02233175543719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1+0.5*SIN([.C48])" office:value-type="float" office:value="1.17144890372773" calcext:value-type="float">
            <text:p>1.17144890372773</text:p>
          </table:table-cell>
          <table:table-cell table:formula="of:=0.5-0.5*COS([.C48])" office:value-type="float" office:value="0.0303136435763106" calcext:value-type="float">
            <text:p>0.030313643576311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table:formula="of:=1+0.5*SIN([.C49])" office:value-type="float" office:value="1.19470917115433" calcext:value-type="float">
            <text:p>1.19470917115433</text:p>
          </table:table-cell>
          <table:table-cell table:formula="of:=0.5-0.5*COS([.C49])" office:value-type="float" office:value="0.0394695029985574" calcext:value-type="float">
            <text:p>0.03946950299855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1+0.5*SIN([.C50])" office:value-type="float" office:value="1.21748276705562" calcext:value-type="float">
            <text:p>1.21748276705562</text:p>
          </table:table-cell>
          <table:table-cell table:formula="of:=0.5-0.5*COS([.C50])" office:value-type="float" office:value="0.0497764488236616" calcext:value-type="float">
            <text:p>0.04977644882366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formula="of:=1+0.5*SIN([.C51])" office:value-type="float" office:value="1.2397127693021" calcext:value-type="float">
            <text:p>1.2397127693021</text:p>
          </table:table-cell>
          <table:table-cell table:formula="of:=0.5-0.5*COS([.C51])" office:value-type="float" office:value="0.0612087190548136" calcext:value-type="float">
            <text:p>0.06120871905481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1+0.5*SIN([.C52])" office:value-type="float" office:value="1.26134361446533" calcext:value-type="float">
            <text:p>1.26134361446533</text:p>
          </table:table-cell>
          <table:table-cell table:formula="of:=0.5-0.5*COS([.C52])" office:value-type="float" office:value="0.0737377389702472" calcext:value-type="float">
            <text:p>0.073737738970247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table:formula="of:=1+0.5*SIN([.C53])" office:value-type="float" office:value="1.28232123669752" calcext:value-type="float">
            <text:p>1.28232123669752</text:p>
          </table:table-cell>
          <table:table-cell table:formula="of:=0.5-0.5*COS([.C53])" office:value-type="float" office:value="0.0873321925451609" calcext:value-type="float">
            <text:p>0.08733219254516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1+0.5*SIN([.C54])" office:value-type="float" office:value="1.30259320286802" calcext:value-type="float">
            <text:p>1.30259320286802</text:p>
          </table:table-cell>
          <table:table-cell table:formula="of:=0.5-0.5*COS([.C54])" office:value-type="float" office:value="0.101958100725472" calcext:value-type="float">
            <text:p>0.10195810072547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formula="of:=1+0.5*SIN([.C55])" office:value-type="float" office:value="1.32210884361885" calcext:value-type="float">
            <text:p>1.32210884361885</text:p>
          </table:table-cell>
          <table:table-cell table:formula="of:=0.5-0.5*COS([.C55])" office:value-type="float" office:value="0.117578906357756" calcext:value-type="float">
            <text:p>0.11757890635775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1+0.5*SIN([.C56])" office:value-type="float" office:value="1.34081938001167" calcext:value-type="float">
            <text:p>1.34081938001167</text:p>
          </table:table-cell>
          <table:table-cell table:formula="of:=0.5-0.5*COS([.C56])" office:value-type="float" office:value="0.13415556556309" calcext:value-type="float">
            <text:p>0.1341555655630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formula="of:=1+0.5*SIN([.C57])" office:value-type="float" office:value="1.35867804544976" calcext:value-type="float">
            <text:p>1.35867804544976</text:p>
          </table:table-cell>
          <table:table-cell table:formula="of:=0.5-0.5*COS([.C57])" office:value-type="float" office:value="0.151646645326417" calcext:value-type="float">
            <text:p>0.15164664532641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1+0.5*SIN([.C58])" office:value-type="float" office:value="1.37564020257015" calcext:value-type="float">
            <text:p>1.37564020257015</text:p>
          </table:table-cell>
          <table:table-cell table:formula="of:=0.5-0.5*COS([.C58])" office:value-type="float" office:value="0.170008427057509" calcext:value-type="float">
            <text:p>0.17000842705750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formula="of:=1+0.5*SIN([.C59])" office:value-type="float" office:value="1.39166345481374" calcext:value-type="float">
            <text:p>1.39166345481374</text:p>
          </table:table-cell>
          <table:table-cell table:formula="of:=0.5-0.5*COS([.C59])" office:value-type="float" office:value="0.189195015864668" calcext:value-type="float">
            <text:p>0.18919501586466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1+0.5*SIN([.C60])" office:value-type="float" office:value="1.40670775239469" calcext:value-type="float">
            <text:p>1.40670775239469</text:p>
          </table:table-cell>
          <table:table-cell table:formula="of:=0.5-0.5*COS([.C60])" office:value-type="float" office:value="0.209158455268058" calcext:value-type="float">
            <text:p>0.20915845526805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table:formula="of:=1+0.5*SIN([.C61])" office:value-type="float" office:value="1.42073549240395" calcext:value-type="float">
            <text:p>1.42073549240395</text:p>
          </table:table-cell>
          <table:table-cell table:formula="of:=0.5-0.5*COS([.C61])" office:value-type="float" office:value="0.22984884706593" calcext:value-type="float">
            <text:p>0.22984884706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1+0.5*SIN([.C62])" office:value-type="float" office:value="1.43371161279701" calcext:value-type="float">
            <text:p>1.43371161279701</text:p>
          </table:table-cell>
          <table:table-cell table:formula="of:=0.5-0.5*COS([.C62])" office:value-type="float" office:value="0.251214476054136" calcext:value-type="float">
            <text:p>0.25121447605413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table:formula="of:=1+0.5*SIN([.C63])" office:value-type="float" office:value="1.44560368003072" calcext:value-type="float">
            <text:p>1.44560368003072</text:p>
          </table:table-cell>
          <table:table-cell table:formula="of:=0.5-0.5*COS([.C63])" office:value-type="float" office:value="0.273201939287211" calcext:value-type="float">
            <text:p>0.27320193928721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1+0.5*SIN([.C64])" office:value-type="float" office:value="1.45638197013026" calcext:value-type="float">
            <text:p>1.45638197013026</text:p>
          </table:table-cell>
          <table:table-cell table:formula="of:=0.5-0.5*COS([.C64])" office:value-type="float" office:value="0.295756279557921" calcext:value-type="float">
            <text:p>0.295756279557921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table:formula="of:=1+0.5*SIN([.C65])" office:value-type="float" office:value="1.46601954298361" calcext:value-type="float">
            <text:p>1.46601954298361</text:p>
          </table:table-cell>
          <table:table-cell table:formula="of:=0.5-0.5*COS([.C65])" office:value-type="float" office:value="0.318821122761663" calcext:value-type="float">
            <text:p>0.31882112276166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formula="of:=1+0.5*SIN([.C66])" office:value-type="float" office:value="1.47449230967779" calcext:value-type="float">
            <text:p>1.47449230967779</text:p>
          </table:table-cell>
          <table:table-cell table:formula="of:=0.5-0.5*COS([.C66])" office:value-type="float" office:value="0.342338818802366" calcext:value-type="float">
            <text:p>0.34233881880236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table:formula="of:=1+0.5*SIN([.C67])" office:value-type="float" office:value="1.4817790927086" calcext:value-type="float">
            <text:p>1.4817790927086</text:p>
          </table:table-cell>
          <table:table-cell table:formula="of:=0.5-0.5*COS([.C67])" office:value-type="float" office:value="0.366250585687706" calcext:value-type="float">
            <text:p>0.36625058568770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formula="of:=1+0.5*SIN([.C68])" office:value-type="float" office:value="1.48786167891333" calcext:value-type="float">
            <text:p>1.48786167891333</text:p>
          </table:table-cell>
          <table:table-cell table:formula="of:=0.5-0.5*COS([.C68])" office:value-type="float" office:value="0.390496656453479" calcext:value-type="float">
            <text:p>0.390496656453479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table:formula="of:=1+0.5*SIN([.C69])" office:value-type="float" office:value="1.49272486499423" calcext:value-type="float">
            <text:p>1.49272486499423</text:p>
          </table:table-cell>
          <table:table-cell table:formula="of:=0.5-0.5*COS([.C69])" office:value-type="float" office:value="0.415016428549879" calcext:value-type="float">
            <text:p>0.41501642854987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formula="of:=1+0.5*SIN([.C70])" office:value-type="float" office:value="1.49635649551879" calcext:value-type="float">
            <text:p>1.49635649551879</text:p>
          </table:table-cell>
          <table:table-cell table:formula="of:=0.5-0.5*COS([.C70])" office:value-type="float" office:value="0.439748615316317" calcext:value-type="float">
            <text:p>0.439748615316317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table:formula="of:=1+0.5*SIN([.C71])" office:value-type="float" office:value="1.49874749330203" calcext:value-type="float">
            <text:p>1.49874749330203</text:p>
          </table:table-cell>
          <table:table-cell table:formula="of:=0.5-0.5*COS([.C71])" office:value-type="float" office:value="0.464631399166149" calcext:value-type="float">
            <text:p>0.46463139916614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formula="of:=1+0.5*SIN([.C72])" office:value-type="float" office:value="1.49989188209468" calcext:value-type="float">
            <text:p>1.49989188209468</text:p>
          </table:table-cell>
          <table:table-cell table:formula="of:=0.5-0.5*COS([.C72])" office:value-type="float" office:value="0.489602586098454" calcext:value-type="float">
            <text:p>0.489602586098454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table:formula="of:=1+0.5*SIN([.C73])" office:value-type="float" office:value="1.49978680152075" calcext:value-type="float">
            <text:p>1.49978680152075</text:p>
          </table:table-cell>
          <table:table-cell table:formula="of:=0.5-0.5*COS([.C73])" office:value-type="float" office:value="0.514599761150644" calcext:value-type="float">
            <text:p>0.51459976115064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formula="of:=1+0.5*SIN([.C74])" office:value-type="float" office:value="1.49843251422696" calcext:value-type="float">
            <text:p>1.49843251422696</text:p>
          </table:table-cell>
          <table:table-cell table:formula="of:=0.5-0.5*COS([.C74])" office:value-type="float" office:value="0.539560444403367" calcext:value-type="float">
            <text:p>0.539560444403367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table:formula="of:=1+0.5*SIN([.C75])" office:value-type="float" office:value="1.49583240522623" calcext:value-type="float">
            <text:p>1.49583240522623</text:p>
          </table:table-cell>
          <table:table-cell table:formula="of:=0.5-0.5*COS([.C75])" office:value-type="float" office:value="0.564422247147762" calcext:value-type="float">
            <text:p>0.56442224714776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1+0.5*SIN([.C76])" office:value-type="float" office:value="1.49199297343697" calcext:value-type="float">
            <text:p>1.49199297343697</text:p>
          </table:table-cell>
          <table:table-cell table:formula="of:=0.5-0.5*COS([.C76])" office:value-type="float" office:value="0.589123027824746" calcext:value-type="float">
            <text:p>0.589123027824746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table:formula="of:=1+0.5*SIN([.C77])" office:value-type="float" office:value="1.4869238154391" calcext:value-type="float">
            <text:p>1.4869238154391</text:p>
          </table:table-cell>
          <table:table-cell table:formula="of:=0.5-0.5*COS([.C77])" office:value-type="float" office:value="0.613601047346543" calcext:value-type="float">
            <text:p>0.61360104734654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1+0.5*SIN([.C78])" office:value-type="float" office:value="1.48063760148765" calcext:value-type="float">
            <text:p>1.48063760148765</text:p>
          </table:table-cell>
          <table:table-cell table:formula="of:=0.5-0.5*COS([.C78])" office:value-type="float" office:value="0.637795123412257" calcext:value-type="float">
            <text:p>0.637795123412257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table:formula="of:=1+0.5*SIN([.C79])" office:value-type="float" office:value="1.47315004384371" calcext:value-type="float">
            <text:p>1.47315004384371</text:p>
          </table:table-cell>
          <table:table-cell table:formula="of:=0.5-0.5*COS([.C79])" office:value-type="float" office:value="0.661644783431752" calcext:value-type="float">
            <text:p>0.66164478343175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table:formula="of:=1+0.5*SIN([.C80])" office:value-type="float" office:value="1.46447985750193" calcext:value-type="float">
            <text:p>1.46447985750193</text:p>
          </table:table-cell>
          <table:table-cell table:formula="of:=0.5-0.5*COS([.C80])" office:value-type="float" office:value="0.685090415675644" calcext:value-type="float">
            <text:p>0.685090415675644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table:formula="of:=1+0.5*SIN([.C81])" office:value-type="float" office:value="1.45464871341284" calcext:value-type="float">
            <text:p>1.45464871341284</text:p>
          </table:table-cell>
          <table:table-cell table:formula="of:=0.5-0.5*COS([.C81])" office:value-type="float" office:value="0.708073418273571" calcext:value-type="float">
            <text:p>0.7080734182735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1+0.5*SIN([.C82])" office:value-type="float" office:value="1.44368118431669" calcext:value-type="float">
            <text:p>1.44368118431669</text:p>
          </table:table-cell>
          <table:table-cell table:formula="of:=0.5-0.5*COS([.C82])" office:value-type="float" office:value="0.730536345688356" calcext:value-type="float">
            <text:p>0.730536345688356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table:formula="of:=1+0.5*SIN([.C83])" office:value-type="float" office:value="1.43160468332444" calcext:value-type="float">
            <text:p>1.43160468332444</text:p>
          </table:table-cell>
          <table:table-cell table:formula="of:=0.5-0.5*COS([.C83])" office:value-type="float" office:value="0.752423052299929" calcext:value-type="float">
            <text:p>0.75242305229992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1+0.5*SIN([.C84])" office:value-type="float" office:value="1.41844939539925" calcext:value-type="float">
            <text:p>1.41844939539925</text:p>
          </table:table-cell>
          <table:table-cell table:formula="of:=0.5-0.5*COS([.C84])" office:value-type="float" office:value="0.773678832740136" calcext:value-type="float">
            <text:p>0.773678832740136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table:formula="of:=1+0.5*SIN([.C85])" office:value-type="float" office:value="1.4042482019098" calcext:value-type="float">
            <text:p>1.4042482019098</text:p>
          </table:table-cell>
          <table:table-cell table:formula="of:=0.5-0.5*COS([.C85])" office:value-type="float" office:value="0.794250558627673" calcext:value-type="float">
            <text:p>0.79425055862767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1+0.5*SIN([.C86])" office:value-type="float" office:value="1.38903659844396" calcext:value-type="float">
            <text:p>1.38903659844396</text:p>
          </table:table-cell>
          <table:table-cell table:formula="of:=0.5-0.5*COS([.C86])" office:value-type="float" office:value="0.814086811361369" calcext:value-type="float">
            <text:p>0.814086811361369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table:formula="of:=1+0.5*SIN([.C87])" office:value-type="float" office:value="1.37285260608836" calcext:value-type="float">
            <text:p>1.37285260608836</text:p>
          </table:table-cell>
          <table:table-cell table:formula="of:=0.5-0.5*COS([.C87])" office:value-type="float" office:value="0.833138010639912" calcext:value-type="float">
            <text:p>0.83313801063991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1+0.5*SIN([.C88])" office:value-type="float" office:value="1.35573667639542" calcext:value-type="float">
            <text:p>1.35573667639542</text:p>
          </table:table-cell>
          <table:table-cell table:formula="of:=0.5-0.5*COS([.C88])" office:value-type="float" office:value="0.851356538386777" calcext:value-type="float">
            <text:p>0.851356538386777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table:formula="of:=1+0.5*SIN([.C89])" office:value-type="float" office:value="1.33773159027558" calcext:value-type="float">
            <text:p>1.33773159027558</text:p>
          </table:table-cell>
          <table:table-cell table:formula="of:=0.5-0.5*COS([.C89])" office:value-type="float" office:value="0.868696857770623" calcext:value-type="float">
            <text:p>0.86869685777062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1+0.5*SIN([.C90])" office:value-type="float" office:value="1.31888235106725" calcext:value-type="float">
            <text:p>1.31888235106725</text:p>
          </table:table-cell>
          <table:table-cell table:formula="of:=0.5-0.5*COS([.C90])" office:value-type="float" office:value="0.885115627023654" calcext:value-type="float">
            <text:p>0.885115627023654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table:formula="of:=1+0.5*SIN([.C91])" office:value-type="float" office:value="1.29923607205198" calcext:value-type="float">
            <text:p>1.29923607205198</text:p>
          </table:table-cell>
          <table:table-cell table:formula="of:=0.5-0.5*COS([.C91])" office:value-type="float" office:value="0.900571807773467" calcext:value-type="float">
            <text:p>0.90057180777346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1+0.5*SIN([.C92])" office:value-type="float" office:value="1.27884185869571" calcext:value-type="float">
            <text:p>1.27884185869571</text:p>
          </table:table-cell>
          <table:table-cell table:formula="of:=0.5-0.5*COS([.C92])" office:value-type="float" office:value="0.915026767617611" calcext:value-type="float">
            <text:p>0.915026767617611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table:formula="of:=1+0.5*SIN([.C93])" office:value-type="float" office:value="1.25775068591073" calcext:value-type="float">
            <text:p>1.25775068591073</text:p>
          </table:table-cell>
          <table:table-cell table:formula="of:=0.5-0.5*COS([.C93])" office:value-type="float" office:value="0.928444376684474" calcext:value-type="float">
            <text:p>0.92844437668447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table:formula="of:=1+0.5*SIN([.C94])" office:value-type="float" office:value="1.23601527064494" calcext:value-type="float">
            <text:p>1.23601527064494</text:p>
          </table:table-cell>
          <table:table-cell table:formula="of:=0.5-0.5*COS([.C94])" office:value-type="float" office:value="0.940791097939143" calcext:value-type="float">
            <text:p>0.94079109793914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table:formula="of:=1+0.5*SIN([.C95])" office:value-type="float" office:value="1.21368994011692" calcext:value-type="float">
            <text:p>1.21368994011692</text:p>
          </table:table-cell>
          <table:table-cell table:formula="of:=0.5-0.5*COS([.C95])" office:value-type="float" office:value="0.952036071008531" calcext:value-type="float">
            <text:p>0.952036071008531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1+0.5*SIN([.C96])" office:value-type="float" office:value="1.19083049602617" calcext:value-type="float">
            <text:p>1.19083049602617</text:p>
          </table:table-cell>
          <table:table-cell table:formula="of:=0.5-0.5*COS([.C96])" office:value-type="float" office:value="0.962151189316232" calcext:value-type="float">
            <text:p>0.962151189316232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table:formula="of:=1+0.5*SIN([.C97])" office:value-type="float" office:value="1.16749407507795" calcext:value-type="float">
            <text:p>1.16749407507795</text:p>
          </table:table-cell>
          <table:table-cell table:formula="of:=0.5-0.5*COS([.C97])" office:value-type="float" office:value="0.971111170334329" calcext:value-type="float">
            <text:p>0.971111170334329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formula="of:=1+0.5*SIN([.C98])" office:value-type="float" office:value="1.14373900617127" calcext:value-type="float">
            <text:p>1.14373900617127</text:p>
          </table:table-cell>
          <table:table-cell table:formula="of:=0.5-0.5*COS([.C98])" office:value-type="float" office:value="0.978893618776545" calcext:value-type="float">
            <text:p>0.978893618776545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table:formula="of:=1+0.5*SIN([.C99])" office:value-type="float" office:value="1.11962466460699" calcext:value-type="float">
            <text:p>1.11962466460699</text:p>
          </table:table-cell>
          <table:table-cell table:formula="of:=0.5-0.5*COS([.C99])" office:value-type="float" office:value="0.985479082574795" calcext:value-type="float">
            <text:p>0.98547908257479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1+0.5*SIN([.C100])" office:value-type="float" office:value="1.09521132368051" calcext:value-type="float">
            <text:p>1.09521132368051</text:p>
          </table:table-cell>
          <table:table-cell table:formula="of:=0.5-0.5*COS([.C100])" office:value-type="float" office:value="0.990851101499227" calcext:value-type="float">
            <text:p>0.990851101499227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table:formula="of:=1+0.5*SIN([.C101])" office:value-type="float" office:value="1.07056000402993" calcext:value-type="float">
            <text:p>1.07056000402993</text:p>
          </table:table-cell>
          <table:table-cell table:formula="of:=0.5-0.5*COS([.C101])" office:value-type="float" office:value="0.994996248300223" calcext:value-type="float">
            <text:p>0.994996248300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1+0.5*SIN([.C102])" office:value-type="float" office:value="1.04573232111622" calcext:value-type="float">
            <text:p>1.04573232111622</text:p>
          </table:table-cell>
          <table:table-cell table:formula="of:=0.5-0.5*COS([.C102])" office:value-type="float" office:value="0.997904162269531" calcext:value-type="float">
            <text:p>0.997904162269531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table:formula="of:=1+0.5*SIN([.C103])" office:value-type="float" office:value="1.02079033121665" calcext:value-type="float">
            <text:p>1.02079033121665</text:p>
          </table:table-cell>
          <table:table-cell table:formula="of:=0.5-0.5*COS([.C103])" office:value-type="float" office:value="0.99956757513664" calcext:value-type="float">
            <text:p>0.9995675751366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374999999999999" calcext:value-type="float">
            <text:p>0.374999999999999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349999999999999" calcext:value-type="float">
            <text:p>0.349999999999999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324999999999999" calcext:value-type="float">
            <text:p>0.324999999999999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299999999999999" calcext:value-type="float">
            <text:p>0.299999999999999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274999999999999" calcext:value-type="float">
            <text:p>0.274999999999999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249999999999999" calcext:value-type="float">
            <text:p>0.249999999999999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224999999999999" calcext:value-type="float">
            <text:p>0.224999999999999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199999999999999" calcext:value-type="float">
            <text:p>0.199999999999999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174999999999999" calcext:value-type="float">
            <text:p>0.174999999999999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149999999999999" calcext:value-type="float">
            <text:p>0.149999999999999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124999999999999" calcext:value-type="float">
            <text:p>0.124999999999999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0999999999999992" calcext:value-type="float">
            <text:p>0.099999999999999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0749999999999992" calcext:value-type="float">
            <text:p>0.074999999999999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0499999999999992" calcext:value-type="float">
            <text:p>0.049999999999999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.0249999999999991" calcext:value-type="float">
            <text:p>0.024999999999999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7T12:30:37.154482790</meta:creation-date>
    <dc:date>2021-09-27T12:34:58.918619902</dc:date>
    <meta:editing-duration>PT4M25S</meta:editing-duration>
    <meta:editing-cycles>2</meta:editing-cycles>
    <meta:generator>LibreOffice/6.0.7.3$Linux_AARCH64 LibreOffice_project/00m0$Build-3</meta:generator>
    <meta:document-statistic meta:table-count="1" meta:cell-count="432" meta:object-count="0"/>
  </office:meta>
</office:document-meta>
</file>